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c081" draw:textarea-horizontal-align="justify" draw:textarea-vertical-align="middle" draw:auto-grow-height="false" fo:min-height="0.655cm" fo:min-width="2.704cm" draw:shadow="visible" draw:shadow-color="#b2b2b2"/>
    </style:style>
    <style:style style:name="gr2" style:family="graphic" style:parent-style-name="standard">
      <style:graphic-properties svg:stroke-color="#000000" draw:fill-color="#a0ff5f" draw:textarea-horizontal-align="justify" draw:textarea-vertical-align="middle" draw:auto-grow-height="false" fo:min-height="0.5cm" fo:min-width="0.801cm"/>
    </style:style>
    <style:style style:name="gr3" style:family="graphic" style:parent-style-name="objectwithoutfill">
      <style:graphic-properties draw:stroke="dash" draw:stroke-dash="Fine_20_Dashed" svg:stroke-width="0.035cm" svg:stroke-color="#5f5f5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color="#ed6924" draw:fill-color="#ed6924" draw:textarea-horizontal-align="justify" draw:textarea-vertical-align="middle" draw:auto-grow-height="false" fo:min-height="0.246cm" fo:min-width="0cm"/>
    </style:style>
    <style:style style:name="gr5" style:family="graphic" style:parent-style-name="standard">
      <style:graphic-properties draw:stroke="none" draw:fill="none" fo:min-height="1.729cm"/>
    </style:style>
    <style:style style:name="gr6" style:family="graphic" style:parent-style-name="standard">
      <style:graphic-properties draw:stroke="none" draw:fill="none" fo:min-height="0.86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035cm" svg:stroke-color="#ed6924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b2e2" draw:fill-color="#00b2e2" draw:textarea-horizontal-align="justify" draw:textarea-vertical-align="middle" draw:auto-grow-height="false" fo:min-height="0.246cm" fo:min-width="0cm"/>
    </style:style>
    <style:style style:name="gr10" style:family="graphic" style:parent-style-name="objectwithoutfill">
      <style:graphic-properties svg:stroke-width="0.035cm" svg:stroke-color="#00b2e2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81cm" svg:stroke-color="#ed6924" draw:marker-start-width="0.321cm" draw:marker-end-width="0.321cm" draw:fill="solid" draw:fill-color="#ffffff" draw:textarea-horizontal-align="justify" draw:textarea-vertical-align="middle" draw:auto-grow-height="false" fo:min-height="0.575cm" fo:min-width="4.424cm" fo:padding-top="0.165cm" fo:padding-bottom="0.165cm" fo:padding-left="0.29cm" fo:padding-right="0.29cm" draw:shadow="hidden" draw:shadow-color="#b2b2b2"/>
    </style:style>
    <style:style style:name="gr12" style:family="graphic" style:parent-style-name="standard">
      <style:graphic-properties draw:stroke="solid" svg:stroke-width="0.081cm" svg:stroke-color="#00b2e2" draw:marker-start-width="0.321cm" draw:marker-end-width="0.321cm" draw:fill="solid" draw:fill-color="#ffffff" draw:textarea-horizontal-align="justify" draw:textarea-vertical-align="middle" draw:auto-grow-height="false" fo:min-height="0.575cm" fo:min-width="4.424cm" fo:padding-top="0.165cm" fo:padding-bottom="0.165cm" fo:padding-left="0.29cm" fo:padding-right="0.29cm" draw:shadow="hidden" draw:shadow-color="#b2b2b2"/>
    </style:style>
    <style:style style:name="P1" style:family="paragraph">
      <style:paragraph-properties fo:text-align="center"/>
      <style:text-properties style:font-name="Open Sans" fo:font-size="18pt"/>
    </style:style>
    <style:style style:name="P2" style:family="paragraph">
      <loext:graphic-properties draw:fill="solid" draw:fill-color="#00c081"/>
      <style:paragraph-properties fo:text-align="center"/>
      <style:text-properties style:font-name="Open Sans" fo:font-size="18pt"/>
    </style:style>
    <style:style style:name="P3" style:family="paragraph">
      <style:paragraph-properties fo:text-align="center"/>
      <style:text-properties style:font-name="Open Sans" fo:font-size="14pt" style:font-size-asian="14pt" style:font-size-complex="14pt"/>
    </style:style>
    <style:style style:name="P4" style:family="paragraph">
      <loext:graphic-properties draw:fill-color="#a0ff5f"/>
      <style:paragraph-properties fo:text-align="center"/>
      <style:text-properties style:font-name="Open Sans"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style:font-name="Open Sans"/>
    </style:style>
    <style:style style:name="P6" style:family="paragraph">
      <loext:graphic-properties draw:fill-color="#ed6924"/>
      <style:paragraph-properties fo:text-align="center"/>
      <style:text-properties style:font-name="Open Sans" fo:font-size="14pt" style:font-size-asian="14pt" style:font-size-complex="14pt"/>
    </style:style>
    <style:style style:name="P7" style:family="paragraph">
      <style:paragraph-properties fo:text-align="center"/>
      <style:text-properties style:font-name="Open Sans" fo:font-size="18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style:font-name="Open Sans" fo:font-size="18pt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  <style:text-properties style:font-name="Open Sans" fo:font-size="18pt"/>
    </style:style>
    <style:style style:name="P10" style:family="paragraph">
      <loext:graphic-properties draw:fill-color="#00b2e2"/>
      <style:paragraph-properties fo:text-align="center"/>
      <style:text-properties style:font-name="Open Sans" fo:font-size="14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style:font-name="Open Sans"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3cm" svg:height="1.001cm" svg:x="12cm" svg:y="1.578cm">
          <text:p text:style-name="P1">room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3cm" svg:height="1.001cm" svg:x="7.2cm" svg:y="3.58cm">
          <text:p text:style-name="P1">rack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3cm" svg:height="1.001cm" svg:x="16.4cm" svg:y="3.578cm">
          <text:p text:style-name="P1">rack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3cm" svg:height="1.001cm" svg:x="5cm" svg:y="5.978cm">
          <text:p text:style-name="P1">hos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3cm" svg:height="1.001cm" svg:x="9.5cm" svg:y="5.978cm">
          <text:p text:style-name="P1">host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3cm" svg:height="1.001cm" svg:x="14.3cm" svg:y="5.98cm">
          <text:p text:style-name="P1">host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3cm" svg:height="1.001cm" svg:x="18.8cm" svg:y="5.98cm">
          <text:p text:style-name="P1">host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1.3cm" svg:height="1.2cm" svg:x="5cm" svg:y="8.279cm">
          <text:p text:style-name="P3"><text:span text:style-name="T1">osd.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9" draw:id="id9" draw:layer="layout" svg:width="1.3cm" svg:height="1.2cm" svg:x="7cm" svg:y="8.3cm">
          <text:p text:style-name="P3"><text:span text:style-name="T1">o</text:span><text:span text:style-name="T1">s</text:span><text:span text:style-name="T1">d.</text:span><text:span text:style-name="T1">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1" draw:id="id11" draw:layer="layout" svg:width="1.3cm" svg:height="1.2cm" svg:x="9.5cm" svg:y="8.3cm">
          <text:p text:style-name="P3"><text:span text:style-name="T1">osd.3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0" draw:id="id10" draw:layer="layout" svg:width="1.3cm" svg:height="1.2cm" svg:x="11.5cm" svg:y="8.3cm">
          <text:p text:style-name="P3"><text:span text:style-name="T1">o</text:span><text:span text:style-name="T1">s</text:span><text:span text:style-name="T1">d.</text:span><text:span text:style-name="T1">4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2" draw:id="id12" draw:layer="layout" svg:width="1.3cm" svg:height="1.2cm" svg:x="14.3cm" svg:y="8.279cm">
          <text:p text:style-name="P3"><text:span text:style-name="T1">osd.5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3" draw:id="id13" draw:layer="layout" svg:width="1.3cm" svg:height="1.2cm" svg:x="16.3cm" svg:y="8.3cm">
          <text:p text:style-name="P3"><text:span text:style-name="T1">o</text:span><text:span text:style-name="T1">s</text:span><text:span text:style-name="T1">d.</text:span><text:span text:style-name="T1">6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4" draw:id="id14" draw:layer="layout" svg:width="1.3cm" svg:height="1.2cm" svg:x="18.8cm" svg:y="8.3cm">
          <text:p text:style-name="P3"><text:span text:style-name="T1">osd.7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5" draw:id="id15" draw:layer="layout" svg:width="1.3cm" svg:height="1.2cm" svg:x="20.8cm" svg:y="8.3cm">
          <text:p text:style-name="P3"><text:span text:style-name="T1">o</text:span><text:span text:style-name="T1">s</text:span><text:span text:style-name="T1">d.</text:span><text:span text:style-name="T1">8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5" draw:layer="layout" draw:type="line" svg:x1="13.65cm" svg:y1="2.579cm" svg:x2="8.85cm" svg:y2="3.58cm" draw:start-shape="id1" draw:start-glue-point="2" draw:end-shape="id2" draw:end-glue-point="0" svg:d="M13650 2579l-4800 1001" svg:viewBox="0 0 4801 1002">
          <text:p/>
        </draw:connector>
        <draw:connector draw:style-name="gr3" draw:text-style-name="P5" draw:layer="layout" draw:type="line" svg:x1="13.65cm" svg:y1="2.579cm" svg:x2="18.05cm" svg:y2="3.578cm" draw:start-shape="id1" draw:start-glue-point="2" draw:end-shape="id3" draw:end-glue-point="0" svg:d="M13650 2579l4400 999" svg:viewBox="0 0 4401 1000">
          <text:p/>
        </draw:connector>
        <draw:connector draw:style-name="gr3" draw:text-style-name="P5" draw:layer="layout" draw:type="line" svg:x1="8.85cm" svg:y1="4.581cm" svg:x2="6.65cm" svg:y2="5.978cm" draw:start-shape="id2" draw:start-glue-point="2" draw:end-shape="id4" draw:end-glue-point="0" svg:d="M8850 4581l-2200 1397" svg:viewBox="0 0 2201 1398">
          <text:p/>
        </draw:connector>
        <draw:connector draw:style-name="gr3" draw:text-style-name="P5" draw:layer="layout" draw:type="line" svg:x1="11.15cm" svg:y1="5.978cm" svg:x2="8.85cm" svg:y2="4.581cm" draw:start-shape="id5" draw:start-glue-point="0" draw:end-shape="id2" draw:end-glue-point="2" svg:d="M11150 5978l-2300-1397" svg:viewBox="0 0 2301 1398">
          <text:p/>
        </draw:connector>
        <draw:connector draw:style-name="gr3" draw:text-style-name="P5" draw:layer="layout" draw:type="line" svg:x1="18.05cm" svg:y1="4.579cm" svg:x2="15.95cm" svg:y2="5.98cm" draw:start-shape="id3" draw:start-glue-point="2" draw:end-shape="id6" draw:end-glue-point="0" svg:d="M18050 4579l-2100 1401" svg:viewBox="0 0 2101 1402">
          <text:p/>
        </draw:connector>
        <draw:connector draw:style-name="gr3" draw:text-style-name="P5" draw:layer="layout" draw:type="line" svg:x1="18.05cm" svg:y1="4.579cm" svg:x2="20.45cm" svg:y2="5.98cm" draw:start-shape="id3" draw:start-glue-point="2" draw:end-shape="id7" draw:end-glue-point="0" svg:d="M18050 4579l2400 1401" svg:viewBox="0 0 2401 1402">
          <text:p/>
        </draw:connector>
        <draw:connector draw:style-name="gr3" draw:text-style-name="P5" draw:layer="layout" draw:type="line" svg:x1="6.65cm" svg:y1="6.979cm" svg:x2="5.65cm" svg:y2="8.279cm" draw:start-shape="id4" draw:start-glue-point="2" draw:end-shape="id8" draw:end-glue-point="5" svg:d="M6650 6979l-1000 1300" svg:viewBox="0 0 1001 1301">
          <text:p/>
        </draw:connector>
        <draw:connector draw:style-name="gr3" draw:text-style-name="P5" draw:layer="layout" draw:type="line" svg:x1="7.65cm" svg:y1="8.3cm" svg:x2="6.65cm" svg:y2="6.979cm" draw:start-shape="id9" draw:start-glue-point="5" draw:end-shape="id4" draw:end-glue-point="2" svg:d="M7650 8300l-1000-1321" svg:viewBox="0 0 1001 1322">
          <text:p/>
        </draw:connector>
        <draw:connector draw:style-name="gr3" draw:text-style-name="P5" draw:layer="layout" draw:type="line" svg:x1="11.15cm" svg:y1="6.979cm" svg:x2="12.15cm" svg:y2="8.3cm" draw:start-shape="id5" draw:start-glue-point="2" draw:end-shape="id10" draw:end-glue-point="5" svg:d="M11150 6979l1000 1321" svg:viewBox="0 0 1001 1322">
          <text:p/>
        </draw:connector>
        <draw:connector draw:style-name="gr3" draw:text-style-name="P5" draw:layer="layout" draw:type="line" svg:x1="11.15cm" svg:y1="6.979cm" svg:x2="10.15cm" svg:y2="8.3cm" draw:start-shape="id5" draw:start-glue-point="2" draw:end-shape="id11" draw:end-glue-point="5" svg:d="M11150 6979l-1000 1321" svg:viewBox="0 0 1001 1322">
          <text:p/>
        </draw:connector>
        <draw:connector draw:style-name="gr3" draw:text-style-name="P5" draw:layer="layout" draw:type="line" svg:x1="15.95cm" svg:y1="6.981cm" svg:x2="14.95cm" svg:y2="8.279cm" draw:start-shape="id6" draw:start-glue-point="2" draw:end-shape="id12" draw:end-glue-point="5" svg:d="M15950 6981l-1000 1298" svg:viewBox="0 0 1001 1299">
          <text:p/>
        </draw:connector>
        <draw:connector draw:style-name="gr3" draw:text-style-name="P5" draw:layer="layout" draw:type="line" svg:x1="15.95cm" svg:y1="6.981cm" svg:x2="16.95cm" svg:y2="8.3cm" draw:start-shape="id6" draw:start-glue-point="2" draw:end-shape="id13" draw:end-glue-point="5" svg:d="M15950 6981l1000 1319" svg:viewBox="0 0 1001 1320">
          <text:p/>
        </draw:connector>
        <draw:connector draw:style-name="gr3" draw:text-style-name="P5" draw:layer="layout" draw:type="line" svg:x1="20.45cm" svg:y1="6.981cm" svg:x2="19.45cm" svg:y2="8.3cm" draw:start-shape="id7" draw:start-glue-point="2" draw:end-shape="id14" draw:end-glue-point="5" svg:d="M20450 6981l-1000 1319" svg:viewBox="0 0 1001 1320">
          <text:p/>
        </draw:connector>
        <draw:connector draw:style-name="gr3" draw:text-style-name="P5" draw:layer="layout" draw:type="line" svg:x1="20.45cm" svg:y1="6.981cm" svg:x2="21.45cm" svg:y2="8.3cm" draw:start-shape="id7" draw:start-glue-point="2" draw:end-shape="id15" draw:end-glue-point="5" svg:d="M20450 6981l1000 1319" svg:viewBox="0 0 1001 1320">
          <text:p/>
        </draw:connector>
        <draw:custom-shape draw:style-name="gr4" draw:text-style-name="P6" draw:layer="layout" svg:width="0.701cm" svg:height="0.7cm" svg:x="6.299cm" svg:y="3.7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0.701cm" svg:height="0.7cm" svg:x="3.999cm" svg:y="6.1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4.4cm" svg:height="1.979cm" svg:x="0.1cm" svg:y="0.078cm">
          <draw:text-box>
            <text:p text:style-name="P7"><text:span text:style-name="T2">Buck</text:span><text:span text:style-name="T2">et </text:span><text:span text:style-name="T2">Tpye</text:span></text:p>
          </draw:text-box>
        </draw:frame>
        <draw:frame draw:style-name="gr6" draw:text-style-name="P9" draw:layer="layout" svg:width="4.4cm" svg:height="1.115cm" svg:x="0.1cm" svg:y="1.558cm">
          <draw:text-box>
            <text:p text:style-name="P1">room</text:p>
          </draw:text-box>
        </draw:frame>
        <draw:frame draw:style-name="gr6" draw:text-style-name="P9" draw:layer="layout" svg:width="4.4cm" svg:height="1.115cm" svg:x="0.1cm" svg:y="3.558cm">
          <draw:text-box>
            <text:p text:style-name="P1">rack</text:p>
          </draw:text-box>
        </draw:frame>
        <draw:frame draw:style-name="gr6" draw:text-style-name="P9" draw:layer="layout" svg:width="4.4cm" svg:height="1.115cm" svg:x="0.1cm" svg:y="5.958cm">
          <draw:text-box>
            <text:p text:style-name="P1">host</text:p>
          </draw:text-box>
        </draw:frame>
        <draw:line draw:style-name="gr7" draw:text-style-name="P5" draw:layer="layout" svg:x1="0cm" svg:y1="5.2cm" svg:x2="22.5cm" svg:y2="5.2cm">
          <text:p/>
        </draw:line>
        <draw:line draw:style-name="gr7" draw:text-style-name="P5" draw:layer="layout" svg:x1="0cm" svg:y1="3cm" svg:x2="22.5cm" svg:y2="3cm">
          <text:p/>
        </draw:line>
        <draw:line draw:style-name="gr7" draw:text-style-name="P5" draw:layer="layout" svg:x1="0cm" svg:y1="7.6cm" svg:x2="22.5cm" svg:y2="7.6cm">
          <text:p/>
        </draw:line>
        <draw:frame draw:style-name="gr6" draw:text-style-name="P9" draw:layer="layout" svg:width="4.4cm" svg:height="1.115cm" svg:x="0.1cm" svg:y="8.278cm">
          <draw:text-box>
            <text:p text:style-name="P1">osd</text:p>
          </draw:text-box>
        </draw:frame>
        <draw:line draw:style-name="gr8" draw:text-style-name="P5" draw:layer="layout" svg:x1="8.1cm" svg:y1="4.8cm" svg:x2="6.5cm" svg:y2="5.8cm">
          <text:p/>
        </draw:line>
        <draw:line draw:style-name="gr8" draw:text-style-name="P5" draw:layer="layout" svg:x1="9.6cm" svg:y1="4.8cm" svg:x2="11.3cm" svg:y2="5.8cm">
          <text:p/>
        </draw:line>
        <draw:line draw:style-name="gr8" draw:text-style-name="P5" draw:layer="layout" svg:x1="6.1cm" svg:y1="7.2cm" svg:x2="5.3cm" svg:y2="8.2cm">
          <text:p/>
        </draw:line>
        <draw:line draw:style-name="gr8" draw:text-style-name="P5" draw:layer="layout" svg:x1="11.6cm" svg:y1="7.2cm" svg:x2="12.4cm" svg:y2="8.2cm">
          <text:p/>
        </draw:line>
        <draw:custom-shape draw:style-name="gr4" draw:text-style-name="P6" draw:layer="layout" svg:width="0.701cm" svg:height="0.7cm" svg:x="3.999cm" svg:y="8.5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701cm" svg:height="0.7cm" svg:x="20.099cm" svg:y="3.8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0" draw:layer="layout" svg:width="0.701cm" svg:height="0.7cm" svg:x="15.699cm" svg:y="1.8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5" draw:layer="layout" svg:x1="13.2cm" svg:y1="2.8cm" svg:x2="10.2cm" svg:y2="3.5cm">
          <text:p/>
        </draw:line>
        <draw:line draw:style-name="gr10" draw:text-style-name="P5" draw:layer="layout" svg:x1="14cm" svg:y1="2.8cm" svg:x2="16.6cm" svg:y2="3.5cm">
          <text:p/>
        </draw:line>
        <draw:line draw:style-name="gr10" draw:text-style-name="P5" draw:layer="layout" svg:x1="18.825cm" svg:y1="4.8cm" svg:x2="20.725cm" svg:y2="5.9cm">
          <text:p/>
        </draw:line>
        <draw:line draw:style-name="gr10" draw:text-style-name="P5" draw:layer="layout" svg:x1="8.8cm" svg:y1="4.8cm" svg:x2="10.6cm" svg:y2="5.9cm">
          <text:p/>
        </draw:line>
        <draw:line draw:style-name="gr10" draw:text-style-name="P5" draw:layer="layout" svg:x1="19.9cm" svg:y1="7.2cm" svg:x2="19.2cm" svg:y2="8.2cm">
          <text:p/>
        </draw:line>
        <draw:line draw:style-name="gr10" draw:text-style-name="P5" draw:layer="layout" svg:x1="10.6cm" svg:y1="7.2cm" svg:x2="9.9cm" svg:y2="8.2cm">
          <text:p/>
        </draw:line>
        <draw:frame draw:style-name="gr6" draw:text-style-name="P8" draw:layer="layout" svg:width="5cm" svg:height="1.115cm" svg:x="11.2cm" svg:y="0.1cm">
          <draw:text-box>
            <text:p text:style-name="P7"><text:span text:style-name="T2">B</text:span><text:span text:style-name="T2">uc</text:span><text:span text:style-name="T2">k</text:span><text:span text:style-name="T2">et</text:span><text:span text:style-name="T2">s</text:span></text:p>
          </draw:text-box>
        </draw:frame>
        <draw:custom-shape draw:style-name="gr11" draw:text-style-name="P11" draw:layer="layout" svg:width="5.1cm" svg:height="1.001cm" svg:x="6.2cm" svg:y="10.099cm">
          <text:p text:style-name="P1">(osd.1, osd.4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5.1cm" svg:height="1.001cm" svg:x="15.6cm" svg:y="10.1cm">
          <text:p text:style-name="P1">(osd.3, osd.7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4.4cm" svg:height="1.115cm" svg:x="0.1cm" svg:y="10.1cm">
          <draw:text-box>
            <text:p text:style-name="P7"><text:span text:style-name="T2">R</text:span><text:span text:style-name="T2">es</text:span><text:span text:style-name="T2">ul</text:span><text:span text:style-name="T2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5cm" fo:page-height="11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5:37:56.801748745</meta:creation-date>
    <dc:date>2017-03-16T15:59:12.103829935</dc:date>
    <meta:editing-duration>P1DT21M4S</meta:editing-duration>
    <meta:editing-cycles>19</meta:editing-cycles>
    <meta:generator>LibreOffice/5.2.3.3$Linux_X86_64 LibreOffice_project/20m0$Build-3</meta:generator>
    <meta:document-statistic meta:object-count="56"/>
  </office:meta>
</office:document-meta>
</file>